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70000024C043B0A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cm" svg:height="16.3cm" svg:x="2cm" svg:y="2.1cm">
          <draw:image xlink:href="Pictures/10000000000003870000024C043B0A61.png" xlink:type="simple" xlink:show="embed" xlink:actuate="onLoad">
            <text:p/>
          </draw:image>
        </draw:frame>
        <draw:custom-shape draw:style-name="gr2" draw:text-style-name="P1" draw:layer="layout" svg:width="5.4cm" svg:height="1.7cm" svg:x="7cm" svg:y="8.9cm">
          <text:p text:style-name="P1">Render as</text:p>
          <text:p text:style-name="P1">chessboard</text:p>
          <draw:enhanced-geometry svg:viewBox="0 0 21600 21600" draw:glue-points="10800 0 3160 3160 0 10800 3160 18440 10800 21600 18440 18440 21600 10800 18440 3160 ?f14 ?f15" draw:text-areas="3200 3200 18400 18400" draw:type="round-callout" draw:modifiers="3199.40751712646 -6730.15873015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4.7cm" svg:height="2.1cm" svg:x="9.3cm" svg:y="14.2cm">
          <text:p text:style-name="P1">Hover shows</text:p>
          <text:p text:style-name="P1">details</text:p>
          <draw:enhanced-geometry svg:viewBox="0 0 21600 21600" draw:glue-points="10800 0 3160 3160 0 10800 3160 18440 10800 21600 18440 18440 21600 10800 18440 3160 ?f14 ?f15" draw:text-areas="3200 3200 18400 18400" draw:type="round-callout" draw:modifiers="-1713.84811742183 -5181.53260352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7.1cm" svg:height="1.8cm" svg:x="14.3cm" svg:y="4.6cm">
          <text:p text:style-name="P1">Answer pane with</text:p>
          <text:p text:style-name="P1"><text:span text:style-name="T1">runn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387.072243346 39877.84564131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5cm" svg:height="1.2cm" svg:x="12.9cm" svg:y="18.1cm">
          <text:p text:style-name="P1">Query pane</text:p>
          <draw:enhanced-geometry svg:viewBox="0 0 21600 21600" draw:glue-points="10800 0 3160 3160 0 10800 3160 18440 10800 21600 18440 18440 21600 10800 18440 3160 ?f14 ?f15" draw:text-areas="3200 3200 18400 18400" draw:type="round-callout" draw:modifiers="21360.4799127431 -17841.13238967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Wielemaker</meta:initial-creator>
    <meta:creation-date>2015-06-03T10:26:54.146905486</meta:creation-date>
    <meta:editing-cycles>1</meta:editing-cycles>
    <meta:editing-duration>P0D</meta:editing-duration>
    <dc:date>2015-06-03T10:41:09.894858456</dc:date>
    <dc:creator>Jan Wielemaker</dc:creator>
    <meta:document-statistic meta:object-count="5"/>
    <meta:generator>LibreOffice/4.2.8.2$Linux_X86_64 LibreOffice_project/420m0$Build-2</meta:generator>
  </office:meta>
</office:document-meta>
</file>